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0-2014</text:p>
      <text:p text:style-name="P44"><text:span text:style-name="T5">Maturín, </text:span><text:span text:style-name="Fuente_20_de_20_párrafo_20_predeter."><text:span text:style-name="T3">0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3-2014</text:span><text:span text:style-name="T14"> </text:span><text:span text:style-name="T8">DE FECHA 25-06-2014</text:span></text:p>
      <text:p text:style-name="P36"/>
      <text:p text:style-name="P29"><text:span text:style-name="T8">OBJETO: </text:span><text:span text:style-name="T9">Adquisición de consumibles para impresoras asignadas a Dirección  Central y OAC pertenecientes a éste Órgano Contralor.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ORPORACION OFFICE PREMIER 2000, C.A.<text:line-break/>- Oferta "B": MULTISERVICIOS LA MARCA,C.A<text:line-break/>- Oferta "C": VILLA ELECTRONICS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ORPORACION OFFICE PREMIER 2000, C.A.</text:span></text:p>
          </table:table-cell>
          <table:table-cell table:style-name="Tabla3.A3" office:value-type="string">
            <text:p text:style-name="P49">Oferta mas Economica<text:line-break/><text:line-break/>Monto oferta "A"</text:p>
          </table:table-cell>
          <table:table-cell table:style-name="Tabla3.A3" office:value-type="string">
            <text:p text:style-name="P49">13.259,97<text:line-break/><text:line-break/><text:line-break/>13.259,97</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MULTISERVICIOS LA MARCA,C.A</text:span></text:p>
          </table:table-cell>
          <table:table-cell table:style-name="Tabla3.A3" office:value-type="string">
            <text:p text:style-name="P49">Oferta mas Economica<text:line-break/><text:line-break/>Monto oferta "B"</text:p>
          </table:table-cell>
          <table:table-cell table:style-name="Tabla3.A3" office:value-type="string">
            <text:p text:style-name="P49">13.259,97<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VILLA ELECTRONICS STORE, C.A.</text:span></text:p>
          </table:table-cell>
          <table:table-cell table:style-name="Tabla3.A3" office:value-type="string">
            <text:p text:style-name="P49">Oferta mas Economica<text:line-break/><text:line-break/>Monto oferta "C"</text:p>
          </table:table-cell>
          <table:table-cell table:style-name="Tabla3.A3" office:value-type="string">
            <text:p text:style-name="P49">13.259,97<text:line-break/><text:line-break/><text:line-break/>32.760,00</text:p>
          </table:table-cell>
          <table:table-cell table:style-name="Tabla3.A3" office:value-type="string">
            <text:p text:style-name="P49">0,40</text:p>
          </table:table-cell>
          <table:table-cell table:style-name="Tabla3.A3" office:value-type="string">
            <text:p text:style-name="P50">40</text:p>
          </table:table-cell>
          <table:table-cell table:style-name="Tabla3.F3" office:value-type="string">
            <text:p text:style-name="P4">16,19</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ORPORACION OFFICE PREMIER 2000,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MULTISERVICIOS LA MARC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VILLA ELECTRONICS STORE, C.A.</text:p>
          </table:table-cell>
          <table:table-cell table:style-name="Tabla1.A2" office:value-type="string">
            <text:p text:style-name="P42">40</text:p>
          </table:table-cell>
          <table:table-cell table:style-name="Tabla1.A2" office:value-type="string">
            <text:p text:style-name="P42">16,19</text:p>
          </table:table-cell>
          <table:table-cell table:style-name="Tabla1.A1" office:value-type="string">
            <text:p text:style-name="P3">56,19</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LTISERVICIOS LA MARCA, C.A, VILLA ELECTRONICS STORE, C.A., CORPORACIÓN OFFICE PREMIER 2000, C.A.,quienes cuentan con reconocida experiencia en todo lo relacionado con suministro de consumibles, de las cuales VILLA ELECTRONICS STORE, C.A., y  CORPORACIÓN OFFICE PREMIER 2000, C.A.,presentaron ofertas, de igual manera se efectuó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text:p>
      <text:p text:style-name="P32"/>
      <text:p text:style-name="P27"/>
      <text:p text:style-name="P12">RECOMENDACIÓN:</text:p>
      <text:p text:style-name="P17">En atención al estudio y análisis legal, técnico y financiero realizado a las ofertas presentadas por las empresas antes señaladas, y que existe disponibilidad presupuestaria y financiera, ésta Unidad Contratante determinó que la empresa CORPORACIÓN OFFICE PREMIER 2000, C.A, califica como ganadora en el presente procedimiento de selección de contratistas, por ofrecer la mejor oferta económica acompañado de excelente calidad en los productos ofertados, aspectos que nos permiten realizar la siguiente recomendación. <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33-2014 para la Adquisición de Consumibles para impresoras asignadas a Dirección Central  y OAC pertenecientes a éste Órgano Contralor, a la empresa CORPORACIÓN OFFICE PREMIER 2000, C.A, Rif J-29538654-0 por un monto de TRECE MIL DOSCIENTOS CINCUENTA Y NUEVE CON NOVENTA Y SIETE CÉNTIMOS (Bs13.259,97).</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